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lnetTask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ntTelnetClient.sendString( String s , boolean echo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lnetTask.setInitialC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elnetClient.waitFor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set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TelnetClient.waitForString( String s , Integer timeo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TelnetRead.setTimeout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Read.execute( AntTelnetClient teln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login( AntTelnetClient teln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lnetSubTask.set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setUserid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SubTask.execute( AntTelnetClient teln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Write.execute( AntTelnetClient teln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setPassword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Write.setEcho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SubTask.add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create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lnetTask.setTimeout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Task.setServer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lnetRead.setDefaultTimeout( Integer default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lnetTask.create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